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86pt"/>
    </style:style>
    <style:style style:name="co4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ext-properties fo:color="#ce181e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aad"/>
    </style:style>
    <style:style style:name="ce7" style:family="table-cell" style:parent-style-name="Default">
      <style:table-cell-properties fo:background-color="#00aaa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/>
    <style:style style:name="ce11" style:family="table-cell" style:parent-style-name="Default">
      <style:text-properties fo:color="#ce181e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Default" office:value-type="string" calcext:value-type="string">
            <text:p>Master PSI07</text:p>
          </table:table-cell>
          <table:table-cell office:value-type="string" calcext:value-type="string">
            <text:p>Master PSI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4-3</text:p>
          </table:table-cell>
          <table:table-cell table:style-name="ce2" office:value-type="string" calcext:value-type="string">
            <text:p>HPO4-2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.606330037117" calcext:value-type="float">
            <text:p>1.606330037117</text:p>
          </table:table-cell>
          <table:table-cell office:value-type="float" office:value="1.8068397045136" calcext:value-type="float">
            <text:p>1.8068397045136</text:p>
          </table:table-cell>
          <table:table-cell table:formula="of:=[.F2]+2*[.G2]" office:value-type="float" office:value="5.2200094461442" calcext:value-type="float">
            <text:p>5.2200094461442</text:p>
          </table:table-cell>
          <table:table-cell/>
          <table:table-cell table:formula="of:=[.F2]+2*[.G2]" office:value-type="float" office:value="5.2200094461442" calcext:value-type="float">
            <text:p>5.2200094461442</text:p>
          </table:table-cell>
          <table:table-cell table:formula="of:=2*[.G2]" office:value-type="float" office:value="3.6136794090272" calcext:value-type="float">
            <text:p>3.6136794090272</text:p>
          </table:table-cell>
          <table:table-cell table:formula="of:=[.K2]+[.F2]" office:value-type="float" office:value="5.2200094461442" calcext:value-type="float">
            <text:p>5.2200094461442</text:p>
          </table:table-cell>
        </table:table-row>
        <table:table-row table:style-name="ro1">
          <table:table-cell/>
          <table:table-cell office:value-type="string" calcext:value-type="string">
            <text:p>AlO2-</text:p>
          </table:table-cell>
          <table:table-cell table:style-name="ce2" office:value-type="string" calcext:value-type="string">
            <text:p>Al+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887856.17" calcext:value-type="float">
            <text:p>-887856.17</text:p>
          </table:table-cell>
          <table:table-cell office:value-type="float" office:value="-285881" calcext:value-type="float">
            <text:p>-285881</text:p>
          </table:table-cell>
          <table:table-cell table:formula="of:=[.F3]+2*[.G3]" office:value-type="float" office:value="-1459618.17" calcext:value-type="float">
            <text:p>-1459618.1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Ca+2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-833411" calcext:value-type="float">
            <text:p>-833411</text:p>
          </table:table-cell>
          <table:table-cell office:value-type="float" office:value="-237183" calcext:value-type="float">
            <text:p>-237183</text:p>
          </table:table-cell>
          <table:table-cell table:formula="of:=[.F4]+2*[.G4]" office:value-type="float" office:value="-1307777" calcext:value-type="float">
            <text:p>-130777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Cl-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41.338001251221" calcext:value-type="float">
            <text:p>41.338001251221</text:p>
          </table:table-cell>
          <table:table-cell office:value-type="float" office:value="69.922996520996" calcext:value-type="float">
            <text:p>69.922996520996</text:p>
          </table:table-cell>
          <table:table-cell table:formula="of:=[.F5]+2*[.G5]" office:value-type="float" office:value="181.183994293213" calcext:value-type="float">
            <text:p>181.1839942932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3-2</text:p>
          </table:table-cell>
          <table:table-cell table:style-name="ce2" office:value-type="string" calcext:value-type="string">
            <text:p>HCO3-</text:p>
          </table:table-cell>
          <table:table-cell/>
          <table:table-cell office:value-type="string" calcext:value-type="string">
            <text:p>Cp</text:p>
          </table:table-cell>
          <table:table-cell office:value-type="float" office:value="44.465400695801" calcext:value-type="float">
            <text:p>44.465400695801</text:p>
          </table:table-cell>
          <table:table-cell office:value-type="float" office:value="75.360527038574" calcext:value-type="float">
            <text:p>75.360527038574</text:p>
          </table:table-cell>
          <table:table-cell table:formula="of:=[.F6]+2*[.G6]" office:value-type="float" office:value="195.186454772949" calcext:value-type="float">
            <text:p>195.1864547729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O2-</text:p>
          </table:table-cell>
          <table:table-cell table:style-name="ce2" office:value-type="string" calcext:value-type="string">
            <text:p>Fe+3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H2O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H+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K+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Na+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Mg+2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NO3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tz</text:p>
          </table:table-cell>
          <table:table-cell office:value-type="string" calcext:value-type="string">
            <text:p>SiO2@</text:p>
          </table:table-cell>
          <table:table-cell office:value-type="string" calcext:value-type="string">
            <text:p>Si(OH)4@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SO4-2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Sr+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2(g)</text:p>
          </table:table-cell>
          <table:table-cell table:style-name="Default" office:value-type="string" calcext:value-type="string">
            <text:p>O2(g)</text:p>
          </table:table-cell>
          <table:table-cell table:number-columns-repeated="10"/>
        </table:table-row>
      </table:table>
      <table:table table:name="Sheet2" table:style-name="ta1">
        <table:table-column table:style-name="co1" table:number-columns-repeated="6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ce5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ce2"/>
        <table:table-column table:style-name="co1" table:default-cell-style-name="ce5"/>
        <table:table-row table:style-name="ro1">
          <table:table-cell table:style-name="Default" office:value-type="string" calcext:value-type="string">
            <text:p>psi14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Cp</text:p>
          </table:table-cell>
          <table:table-cell/>
          <table:table-cell table:style-name="Default" office:value-type="string" calcext:value-type="string">
            <text:p>PSI14-hyd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p</text:p>
          </table:table-cell>
          <table:table-cell table:style-name="Default" office:value-type="string" calcext:value-type="string">
            <text:p>fix as in PSI2020 except G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Cp</text:p>
          </table:table-cell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5"/>
          <table:table-cell table:style-name="Default" office:value-type="string" calcext:value-type="string">
            <text:p>green ReacDCs</text:p>
          </table:table-cell>
          <table:table-cell/>
          <table:table-cell office:value-type="string" calcext:value-type="string">
            <text:p>from psi2014</text:p>
          </table:table-cell>
          <table:table-cell office:value-type="string" calcext:value-type="string">
            <text:p>calculated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AlO2-</text:p>
          </table:table-cell>
          <table:table-cell office:value-type="float" office:value="0.94673526287079" calcext:value-type="float">
            <text:p>0.94673526287079</text:p>
          </table:table-cell>
          <table:table-cell office:value-type="float" office:value="-827479" calcext:value-type="float">
            <text:p>-827479</text:p>
          </table:table-cell>
          <table:table-cell office:value-type="float" office:value="-925571" calcext:value-type="float">
            <text:p>-925571</text:p>
          </table:table-cell>
          <table:table-cell office:value-type="float" office:value="-30.208999633789" calcext:value-type="float">
            <text:p>-30.208999633789</text:p>
          </table:table-cell>
          <table:table-cell office:value-type="float" office:value="-49.041923522949" calcext:value-type="float">
            <text:p>-49.041923522949</text:p>
          </table:table-cell>
          <table:table-cell/>
          <table:table-cell table:style-name="ce6" office:value-type="string" calcext:value-type="string">
            <text:p>Al(OH)4-</text:p>
          </table:table-cell>
          <table:table-cell table:formula="of:=[.B3]+2*[.B$9]" office:value-type="float" office:value="4.56041467189799" calcext:value-type="float">
            <text:p>4.56041467189799</text:p>
          </table:table-cell>
          <table:table-cell table:formula="of:=[.C3]+2*[.C$9]" office:value-type="float" office:value="-1301845" calcext:value-type="float">
            <text:p>-1301845</text:p>
          </table:table-cell>
          <table:table-cell table:formula="of:=[.D3]+2*[.D$9]" office:value-type="float" office:value="-1497333" calcext:value-type="float">
            <text:p>-1497333</text:p>
          </table:table-cell>
          <table:table-cell table:style-name="ce8" table:formula="of:=[.E3]+2*[.E$9]" office:value-type="float" office:value="109.636993408203" calcext:value-type="float">
            <text:p>109.64</text:p>
          </table:table-cell>
          <table:table-cell table:style-name="ce8" table:formula="of:=[.F3]+2*[.F$9]" office:value-type="float" office:value="101.679130554199" calcext:value-type="float">
            <text:p>101.68</text:p>
          </table:table-cell>
          <table:table-cell table:style-name="ce7" office:value-type="string" calcext:value-type="string">
            <text:p>Al(OH)4-</text:p>
          </table:table-cell>
          <table:table-cell office:value-type="float" office:value="0" calcext:value-type="float">
            <text:p>0</text:p>
          </table:table-cell>
          <table:table-cell table:formula="of:=[.J3]" office:value-type="float" office:value="-1301845" calcext:value-type="float">
            <text:p>-1301845</text:p>
          </table:table-cell>
          <table:table-cell office:value-type="float" office:value="-1489165.484004" calcext:value-type="float">
            <text:p>-1489165.484004</text:p>
          </table:table-cell>
          <table:table-cell office:value-type="float" office:value="136.995831" calcext:value-type="float">
            <text:p>137.00</text:p>
          </table:table-cell>
          <table:table-cell table:style-name="Default" office:value-type="float" office:value="23.404" calcext:value-type="float">
            <text:p>23.404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string" calcext:value-type="string">
            <text:p>Ca+2</text:p>
          </table:table-cell>
          <table:table-cell office:value-type="float" office:value="-1.8438742160797" calcext:value-type="float">
            <text:p>-1.8438742160797</text:p>
          </table:table-cell>
          <table:table-cell office:value-type="float" office:value="-552790" calcext:value-type="float">
            <text:p>-552790</text:p>
          </table:table-cell>
          <table:table-cell office:value-type="float" office:value="-543069" calcext:value-type="float">
            <text:p>-543069</text:p>
          </table:table-cell>
          <table:table-cell office:value-type="float" office:value="-56.484001159668" calcext:value-type="float">
            <text:p>-56.484001159668</text:p>
          </table:table-cell>
          <table:table-cell office:value-type="float" office:value="-30.922515869141" calcext:value-type="float">
            <text:p>-30.922515869141</text:p>
          </table:table-cell>
          <table:table-cell/>
          <table:table-cell office:value-type="string" calcext:value-type="string">
            <text:p>Ca+2</text:p>
          </table:table-cell>
          <table:table-cell table:number-columns-repeated="4"/>
          <table:table-cell table:style-name="ce8"/>
          <table:table-cell office:value-type="string" calcext:value-type="string">
            <text:p>Ca+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-552790" calcext:value-type="float">
            <text:p>-552790</text:p>
          </table:table-cell>
          <table:table-cell office:value-type="float" office:value="-542983.848729" calcext:value-type="float">
            <text:p>-542983.848729</text:p>
          </table:table-cell>
          <table:table-cell office:value-type="float" office:value="-56.2" calcext:value-type="float">
            <text:p>-56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string" calcext:value-type="string">
            <text:p>Cl-</text:p>
          </table:table-cell>
          <table:table-cell office:value-type="float" office:value="1.7340893745422" calcext:value-type="float">
            <text:p>1.7340893745422</text:p>
          </table:table-cell>
          <table:table-cell office:value-type="float" office:value="-131290" calcext:value-type="float">
            <text:p>-131290</text:p>
          </table:table-cell>
          <table:table-cell office:value-type="float" office:value="-167111" calcext:value-type="float">
            <text:p>-167111</text:p>
          </table:table-cell>
          <table:table-cell office:value-type="float" office:value="56.735038757324" calcext:value-type="float">
            <text:p>56.735038757324</text:p>
          </table:table-cell>
          <table:table-cell office:value-type="float" office:value="-122.49036407471" calcext:value-type="float">
            <text:p>-122.49036407471</text:p>
          </table:table-cell>
          <table:table-cell/>
          <table:table-cell office:value-type="string" calcext:value-type="string">
            <text:p>Cl-</text:p>
          </table:table-cell>
          <table:table-cell table:number-columns-repeated="4"/>
          <table:table-cell table:style-name="ce8"/>
          <table:table-cell office:value-type="string" calcext:value-type="string">
            <text:p>Cl-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-131290" calcext:value-type="float">
            <text:p>-131290</text:p>
          </table:table-cell>
          <table:table-cell office:value-type="float" office:value="-167151.629037" calcext:value-type="float">
            <text:p>-167151.629037</text:p>
          </table:table-cell>
          <table:table-cell office:value-type="float" office:value="56.6" calcext:value-type="float">
            <text:p>56.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string" calcext:value-type="string">
            <text:p>CO3-2</text:p>
          </table:table-cell>
          <table:table-cell office:value-type="float" office:value="-0.60577243566513" calcext:value-type="float">
            <text:p>-0.60577243566513</text:p>
          </table:table-cell>
          <table:table-cell office:value-type="float" office:value="-527982" calcext:value-type="float">
            <text:p>-527982</text:p>
          </table:table-cell>
          <table:table-cell office:value-type="float" office:value="-675311" calcext:value-type="float">
            <text:p>-675311</text:p>
          </table:table-cell>
          <table:table-cell office:value-type="float" office:value="-49.999000549316" calcext:value-type="float">
            <text:p>-49.999000549316</text:p>
          </table:table-cell>
          <table:table-cell office:value-type="float" office:value="-289.3330078125" calcext:value-type="float">
            <text:p>-289.3330078125</text:p>
          </table:table-cell>
          <table:table-cell/>
          <table:table-cell table:style-name="ce7" office:value-type="string" calcext:value-type="string">
            <text:p>CO3-2</text:p>
          </table:table-cell>
          <table:table-cell table:number-columns-repeated="5"/>
          <table:table-cell table:style-name="ce7" office:value-type="string" calcext:value-type="string">
            <text:p>CO3-2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-527982" calcext:value-type="float">
            <text:p>-527982</text:p>
          </table:table-cell>
          <table:table-cell office:value-type="float" office:value="-675118.128516" calcext:value-type="float">
            <text:p>-675118.128516</text:p>
          </table:table-cell>
          <table:table-cell office:value-type="float" office:value="-49.36913" calcext:value-type="float">
            <text:p>-49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string" calcext:value-type="string">
            <text:p>FeO2-</text:p>
          </table:table-cell>
          <table:table-cell office:value-type="float" office:value="0.04515528306365" calcext:value-type="float">
            <text:p>0.04515528306365</text:p>
          </table:table-cell>
          <table:table-cell office:value-type="float" office:value="-368258" calcext:value-type="float">
            <text:p>-368258</text:p>
          </table:table-cell>
          <table:table-cell office:value-type="float" office:value="-443815" calcext:value-type="float">
            <text:p>-443815</text:p>
          </table:table-cell>
          <table:table-cell office:value-type="float" office:value="44.350399017334" calcext:value-type="float">
            <text:p>44.350399017334</text:p>
          </table:table-cell>
          <table:table-cell office:value-type="float" office:value="-234.92835998535" calcext:value-type="float">
            <text:p>-234.92835998535</text:p>
          </table:table-cell>
          <table:table-cell/>
          <table:table-cell table:style-name="ce7" office:value-type="string" calcext:value-type="string">
            <text:p>Fe(OH)4-</text:p>
          </table:table-cell>
          <table:table-cell table:formula="of:=[.B7]+2*[.B$9]" office:value-type="float" office:value="3.65883469209085" calcext:value-type="float">
            <text:p>3.65883469209085</text:p>
          </table:table-cell>
          <table:table-cell table:formula="of:=[.C7]+2*[.C$9]" office:value-type="float" office:value="-842624" calcext:value-type="float">
            <text:p>-842624</text:p>
          </table:table-cell>
          <table:table-cell table:formula="of:=[.D7]+2*[.D$9]" office:value-type="float" office:value="-1015577" calcext:value-type="float">
            <text:p>-1015577</text:p>
          </table:table-cell>
          <table:table-cell table:style-name="ce8" table:formula="of:=[.E7]+2*[.E$9]" office:value-type="float" office:value="184.196392059326" calcext:value-type="float">
            <text:p>184.20</text:p>
          </table:table-cell>
          <table:table-cell table:style-name="ce8" table:formula="of:=[.F7]+2*[.F$9]" office:value-type="float" office:value="-84.207305908202" calcext:value-type="float">
            <text:p>-84.21</text:p>
          </table:table-cell>
          <table:table-cell table:style-name="ce7" office:value-type="string" calcext:value-type="string">
            <text:p>Fe(OH)4-</text:p>
          </table:table-cell>
          <table:table-cell office:value-type="float" office:value="0" calcext:value-type="float">
            <text:p>0</text:p>
          </table:table-cell>
          <table:table-cell table:formula="of:=[.J7]" office:value-type="float" office:value="-842624" calcext:value-type="float">
            <text:p>-842624</text:p>
          </table:table-cell>
          <table:table-cell office:value-type="float" office:value="-1047755.965437" calcext:value-type="float">
            <text:p>-1047755.965437</text:p>
          </table:table-cell>
          <table:table-cell table:style-name="ce9" office:value-type="float" office:value="76.24049" calcext:value-type="float">
            <text:p>76.24</text:p>
          </table:table-cell>
          <table:table-cell table:style-name="Default" office:value-type="float" office:value="193.404" calcext:value-type="float">
            <text:p>193.404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string" calcext:value-type="string">
            <text:p>H+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H+</text:p>
          </table:table-cell>
          <table:table-cell table:number-columns-repeated="5"/>
          <table:table-cell office:value-type="string" calcext:value-type="string">
            <text:p>H+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.0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string" calcext:value-type="string">
            <text:p>H2O@</text:p>
          </table:table-cell>
          <table:table-cell office:value-type="float" office:value="1.8068397045136" calcext:value-type="float">
            <text:p>1.8068397045136</text:p>
          </table:table-cell>
          <table:table-cell office:value-type="float" office:value="-237183" calcext:value-type="float">
            <text:p>-237183</text:p>
          </table:table-cell>
          <table:table-cell office:value-type="float" office:value="-285881" calcext:value-type="float">
            <text:p>-285881</text:p>
          </table:table-cell>
          <table:table-cell office:value-type="float" office:value="69.922996520996" calcext:value-type="float">
            <text:p>69.922996520996</text:p>
          </table:table-cell>
          <table:table-cell office:value-type="float" office:value="75.360527038574" calcext:value-type="float">
            <text:p>75.360527038574</text:p>
          </table:table-cell>
          <table:table-cell/>
          <table:table-cell office:value-type="string" calcext:value-type="string">
            <text:p>H2O(l)</text:p>
          </table:table-cell>
          <table:table-cell table:number-columns-repeated="5"/>
          <table:table-cell office:value-type="string" calcext:value-type="string">
            <text:p>H2O(l)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-237183" calcext:value-type="float">
            <text:p>-237183</text:p>
          </table:table-cell>
          <table:table-cell office:value-type="float" office:value="-285870.594739" calcext:value-type="float">
            <text:p>-285870.594739</text:p>
          </table:table-cell>
          <table:table-cell office:value-type="float" office:value="69.95" calcext:value-type="float">
            <text:p>69.95</text:p>
          </table:table-cell>
          <table:table-cell table:style-name="Default" office:value-type="float" office:value="75.351" calcext:value-type="float">
            <text:p>75.351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string" calcext:value-type="string">
            <text:p>K+</text:p>
          </table:table-cell>
          <table:table-cell office:value-type="float" office:value="0.90092295408249" calcext:value-type="float">
            <text:p>0.90092295408249</text:p>
          </table:table-cell>
          <table:table-cell office:value-type="float" office:value="-282462" calcext:value-type="float">
            <text:p>-282462</text:p>
          </table:table-cell>
          <table:table-cell office:value-type="float" office:value="-252139" calcext:value-type="float">
            <text:p>-252139</text:p>
          </table:table-cell>
          <table:table-cell office:value-type="float" office:value="101.04360198975" calcext:value-type="float">
            <text:p>101.04360198975</text:p>
          </table:table-cell>
          <table:table-cell office:value-type="float" office:value="8.388801574707" calcext:value-type="float">
            <text:p>8.388801574707</text:p>
          </table:table-cell>
          <table:table-cell/>
          <table:table-cell office:value-type="string" calcext:value-type="string">
            <text:p>K+</text:p>
          </table:table-cell>
          <table:table-cell table:number-columns-repeated="5"/>
          <table:table-cell office:value-type="string" calcext:value-type="string">
            <text:p>K+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-282462" calcext:value-type="float">
            <text:p>-282462</text:p>
          </table:table-cell>
          <table:table-cell office:value-type="float" office:value="-252092.439908" calcext:value-type="float">
            <text:p>-252092.439908</text:p>
          </table:table-cell>
          <table:table-cell office:value-type="float" office:value="101.2" calcext:value-type="float">
            <text:p>101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string" calcext:value-type="string">
            <text:p>Mg+2</text:p>
          </table:table-cell>
          <table:table-cell office:value-type="float" office:value="-2.2013740539551" calcext:value-type="float">
            <text:p>-2.2013740539551</text:p>
          </table:table-cell>
          <table:table-cell office:value-type="float" office:value="-453985" calcext:value-type="float">
            <text:p>-453985</text:p>
          </table:table-cell>
          <table:table-cell office:value-type="float" office:value="-465929" calcext:value-type="float">
            <text:p>-465929</text:p>
          </table:table-cell>
          <table:table-cell office:value-type="float" office:value="-138.07200622559" calcext:value-type="float">
            <text:p>-138.07200622559</text:p>
          </table:table-cell>
          <table:table-cell office:value-type="float" office:value="-21.662090301514" calcext:value-type="float">
            <text:p>-21.662090301514</text:p>
          </table:table-cell>
          <table:table-cell/>
          <table:table-cell office:value-type="string" calcext:value-type="string">
            <text:p>Mg+2</text:p>
          </table:table-cell>
          <table:table-cell table:number-columns-repeated="5"/>
          <table:table-cell office:value-type="string" calcext:value-type="string">
            <text:p>Mg+2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-453985" calcext:value-type="float">
            <text:p>-453985</text:p>
          </table:table-cell>
          <table:table-cell office:value-type="float" office:value="-465609.870138" calcext:value-type="float">
            <text:p>-465609.870138</text:p>
          </table:table-cell>
          <table:table-cell office:value-type="float" office:value="-137" calcext:value-type="float">
            <text:p>-13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string" calcext:value-type="string">
            <text:p>Na+</text:p>
          </table:table-cell>
          <table:table-cell office:value-type="float" office:value="-0.12079634517431" calcext:value-type="float">
            <text:p>-0.12079634517431</text:p>
          </table:table-cell>
          <table:table-cell office:value-type="float" office:value="-261881" calcext:value-type="float">
            <text:p>-261881</text:p>
          </table:table-cell>
          <table:table-cell office:value-type="float" office:value="-240280" calcext:value-type="float">
            <text:p>-240280</text:p>
          </table:table-cell>
          <table:table-cell office:value-type="float" office:value="58.409000396729" calcext:value-type="float">
            <text:p>58.409000396729</text:p>
          </table:table-cell>
          <table:table-cell office:value-type="float" office:value="38.118228912354" calcext:value-type="float">
            <text:p>38.118228912354</text:p>
          </table:table-cell>
          <table:table-cell/>
          <table:table-cell office:value-type="string" calcext:value-type="string">
            <text:p>Na+</text:p>
          </table:table-cell>
          <table:table-cell table:number-columns-repeated="5"/>
          <table:table-cell office:value-type="string" calcext:value-type="string">
            <text:p>Na+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-261881" calcext:value-type="float">
            <text:p>-261881</text:p>
          </table:table-cell>
          <table:table-cell office:value-type="float" office:value="-240268.107364" calcext:value-type="float">
            <text:p>-240268.107364</text:p>
          </table:table-cell>
          <table:table-cell table:style-name="ce9" office:value-type="float" office:value="58.45" calcext:value-type="float">
            <text:p>58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string" calcext:value-type="string">
            <text:p>NO3-</text:p>
          </table:table-cell>
          <table:table-cell office:value-type="float" office:value="2.8664808273315" calcext:value-type="float">
            <text:p>2.8664808273315</text:p>
          </table:table-cell>
          <table:table-cell office:value-type="float" office:value="-110905" calcext:value-type="float">
            <text:p>-110905</text:p>
          </table:table-cell>
          <table:table-cell office:value-type="float" office:value="-206889" calcext:value-type="float">
            <text:p>-206889</text:p>
          </table:table-cell>
          <table:table-cell office:value-type="float" office:value="146.94200134277" calcext:value-type="float">
            <text:p>146.94200134277</text:p>
          </table:table-cell>
          <table:table-cell office:value-type="float" office:value="-66.802398681641" calcext:value-type="float">
            <text:p>-66.802398681641</text:p>
          </table:table-cell>
          <table:table-cell/>
          <table:table-cell office:value-type="string" calcext:value-type="string">
            <text:p>NO3-</text:p>
          </table:table-cell>
          <table:table-cell table:number-columns-repeated="5"/>
          <table:table-cell office:value-type="string" calcext:value-type="string">
            <text:p>NO3-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-110905" calcext:value-type="float">
            <text:p>-110905</text:p>
          </table:table-cell>
          <table:table-cell office:value-type="float" office:value="-206954.467887" calcext:value-type="float">
            <text:p>-206954.467887</text:p>
          </table:table-cell>
          <table:table-cell office:value-type="float" office:value="146.7" calcext:value-type="float">
            <text:p>146.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string" calcext:value-type="string">
            <text:p>O2</text:p>
          </table:table-cell>
          <table:table-cell office:value-type="float" office:value="2478.9711914062" calcext:value-type="float">
            <text:p>2478.9711914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.1369934082" calcext:value-type="float">
            <text:p>205.1369934082</text:p>
          </table:table-cell>
          <table:table-cell office:value-type="float" office:value="29.322154998779" calcext:value-type="float">
            <text:p>29.322154998779</text:p>
          </table:table-cell>
          <table:table-cell/>
          <table:table-cell office:value-type="string" calcext:value-type="string">
            <text:p>O2(g)</text:p>
          </table:table-cell>
          <table:table-cell table:number-columns-repeated="5"/>
          <table:table-cell office:value-type="string" calcext:value-type="string">
            <text:p>O2(g)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5.153409" calcext:value-type="float">
            <text:p>205.15</text:p>
          </table:table-cell>
          <table:table-cell table:style-name="Default" office:value-type="float" office:value="29.374" calcext:value-type="float">
            <text:p>29.374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string" calcext:value-type="string">
            <text:p>PO4-3</text:p>
          </table:table-cell>
          <table:table-cell office:value-type="float" office:value="-3.2317130565643" calcext:value-type="float">
            <text:p>-3.2317130565643</text:p>
          </table:table-cell>
          <table:table-cell office:value-type="float" office:value="-1018646" calcext:value-type="float">
            <text:p>-1018646</text:p>
          </table:table-cell>
          <table:table-cell office:value-type="float" office:value="-1277788" calcext:value-type="float">
            <text:p>-1277788</text:p>
          </table:table-cell>
          <table:table-cell office:value-type="float" office:value="-221.75199890137" calcext:value-type="float">
            <text:p>-221.75199890137</text:p>
          </table:table-cell>
          <table:table-cell office:value-type="float" office:value="-518.91687011719" calcext:value-type="float">
            <text:p>-518.91687011719</text:p>
          </table:table-cell>
          <table:table-cell/>
          <table:table-cell table:style-name="ce7" office:value-type="string" calcext:value-type="string">
            <text:p>PO4-3</text:p>
          </table:table-cell>
          <table:table-cell table:number-columns-repeated="5"/>
          <table:table-cell table:style-name="ce7" office:value-type="string" calcext:value-type="string">
            <text:p>PO4-3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-1018646" calcext:value-type="float">
            <text:p>-1018646</text:p>
          </table:table-cell>
          <table:table-cell office:value-type="float" office:value="-1277546.338461" calcext:value-type="float">
            <text:p>-1277546.338461</text:p>
          </table:table-cell>
          <table:table-cell office:value-type="float" office:value="-220.970465" calcext:value-type="float">
            <text:p>-220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string" calcext:value-type="string">
            <text:p>SiO2@</text:p>
          </table:table-cell>
          <table:table-cell office:value-type="float" office:value="1.606330037117" calcext:value-type="float">
            <text:p>1.606330037117</text:p>
          </table:table-cell>
          <table:table-cell office:value-type="float" office:value="-833411" calcext:value-type="float">
            <text:p>-833411</text:p>
          </table:table-cell>
          <table:table-cell office:value-type="float" office:value="-877731" calcext:value-type="float">
            <text:p>-877731</text:p>
          </table:table-cell>
          <table:table-cell office:value-type="float" office:value="75.311996459961" calcext:value-type="float">
            <text:p>75.311996459961</text:p>
          </table:table-cell>
          <table:table-cell office:value-type="float" office:value="-318.48400878906" calcext:value-type="float">
            <text:p>-318.48400878906</text:p>
          </table:table-cell>
          <table:table-cell/>
          <table:table-cell office:value-type="string" calcext:value-type="string">
            <text:p>Si(OH)4(aq)</text:p>
          </table:table-cell>
          <table:table-cell table:formula="of:=[.B16]+2*[.B$9]" office:value-type="float" office:value="5.2200094461442" calcext:value-type="float">
            <text:p>5.2200094461442</text:p>
          </table:table-cell>
          <table:table-cell table:formula="of:=[.C16]+2*[.C$9]" office:value-type="float" office:value="-1307777" calcext:value-type="float">
            <text:p>-1307777</text:p>
          </table:table-cell>
          <table:table-cell table:formula="of:=[.D16]+2*[.D$9]" office:value-type="float" office:value="-1449493" calcext:value-type="float">
            <text:p>-1449493</text:p>
          </table:table-cell>
          <table:table-cell table:style-name="ce8" table:formula="of:=[.E16]+2*[.E$9]" office:value-type="float" office:value="215.157989501953" calcext:value-type="float">
            <text:p>215.16</text:p>
          </table:table-cell>
          <table:table-cell table:style-name="ce8" table:formula="of:=[.F16]+2*[.F$9]" office:value-type="float" office:value="-167.762954711912" calcext:value-type="float">
            <text:p>-167.76</text:p>
          </table:table-cell>
          <table:table-cell office:value-type="string" calcext:value-type="string">
            <text:p>Si(OH)4(aq)</text:p>
          </table:table-cell>
          <table:table-cell office:value-type="float" office:value="0" calcext:value-type="float">
            <text:p>0</text:p>
          </table:table-cell>
          <table:table-cell table:formula="of:=[.J16]" office:value-type="float" office:value="-1307777" calcext:value-type="float">
            <text:p>-1307777</text:p>
          </table:table-cell>
          <table:table-cell office:value-type="float" office:value="-1460309.343165" calcext:value-type="float">
            <text:p>-1460309.343165</text:p>
          </table:table-cell>
          <table:table-cell office:value-type="float" office:value="178.851" calcext:value-type="float">
            <text:p>178.85</text:p>
          </table:table-cell>
          <table:table-cell table:style-name="Default" office:value-type="float" office:value="237.37" calcext:value-type="float">
            <text:p>237.37</text:p>
          </table:table-cell>
          <table:table-cell table:style-name="Default" office:value-type="string" calcext:value-type="string">
            <text:p>q</text:p>
          </table:table-cell>
        </table:table-row>
        <table:table-row table:style-name="ro2">
          <table:table-cell office:value-type="string" calcext:value-type="string">
            <text:p>SO4-2</text:p>
          </table:table-cell>
          <table:table-cell office:value-type="float" office:value="1.2917655706406" calcext:value-type="float">
            <text:p>1.2917655706406</text:p>
          </table:table-cell>
          <table:table-cell office:value-type="float" office:value="-744459" calcext:value-type="float">
            <text:p>-744459</text:p>
          </table:table-cell>
          <table:table-cell office:value-type="float" office:value="-909697" calcext:value-type="float">
            <text:p>-909697</text:p>
          </table:table-cell>
          <table:table-cell office:value-type="float" office:value="18.82799911499" calcext:value-type="float">
            <text:p>18.82799911499</text:p>
          </table:table-cell>
          <table:table-cell office:value-type="float" office:value="-266.09072875977" calcext:value-type="float">
            <text:p>-266.09072875977</text:p>
          </table:table-cell>
          <table:table-cell/>
          <table:table-cell office:value-type="string" calcext:value-type="string">
            <text:p>SO4-2</text:p>
          </table:table-cell>
          <table:table-cell table:number-columns-repeated="5"/>
          <table:table-cell office:value-type="string" calcext:value-type="string">
            <text:p>SO4-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-744459" calcext:value-type="float">
            <text:p>-744459</text:p>
          </table:table-cell>
          <table:table-cell office:value-type="float" office:value="-909709.828308" calcext:value-type="float">
            <text:p>-909709.828308</text:p>
          </table:table-cell>
          <table:table-cell office:value-type="float" office:value="18.5" calcext:value-type="float">
            <text:p>18.5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q</text:p>
          </table:table-cell>
        </table:table-row>
        <table:table-row table:style-name="ro2">
          <table:table-cell office:value-type="string" calcext:value-type="string">
            <text:p>Sr+2</text:p>
          </table:table-cell>
          <table:table-cell office:value-type="float" office:value="-1.7757955789566" calcext:value-type="float">
            <text:p>-1.7757955789566</text:p>
          </table:table-cell>
          <table:table-cell office:value-type="float" office:value="-563836" calcext:value-type="float">
            <text:p>-563836</text:p>
          </table:table-cell>
          <table:table-cell office:value-type="float" office:value="-550874" calcext:value-type="float">
            <text:p>-550874</text:p>
          </table:table-cell>
          <table:table-cell office:value-type="float" office:value="-31.506000518799" calcext:value-type="float">
            <text:p>-31.506000518799</text:p>
          </table:table-cell>
          <table:table-cell office:value-type="float" office:value="-41.561626434326" calcext:value-type="float">
            <text:p>-41.561626434326</text:p>
          </table:table-cell>
          <table:table-cell/>
          <table:table-cell office:value-type="string" calcext:value-type="string">
            <text:p>Sr+2</text:p>
          </table:table-cell>
          <table:table-cell table:number-columns-repeated="5"/>
          <table:table-cell office:value-type="string" calcext:value-type="string">
            <text:p>Sr+2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-563836" calcext:value-type="float">
            <text:p>-563836</text:p>
          </table:table-cell>
          <table:table-cell office:value-type="float" office:value="-550872.440411" calcext:value-type="float">
            <text:p>-550872.440411</text:p>
          </table:table-cell>
          <table:table-cell office:value-type="float" office:value="-31.5" calcext:value-type="float">
            <text:p>-31.5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q</text:p>
          </table:table-cell>
        </table:table-row>
      </table:table>
      <table:table table:name="Sheet3" table:style-name="ta1">
        <table:table-column table:style-name="co1" table:number-columns-repeated="22" table:default-cell-style-name="ce5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tracted from PSI2020 using arangodb aql</text:p>
          </table:table-cell>
          <table:table-cell table:number-columns-repeated="16"/>
          <table:table-cell table:style-name="Default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dGf</text:p>
          </table:table-cell>
          <table:table-cell office:value-type="string" calcext:value-type="string">
            <text:p>dGf_error</text:p>
          </table:table-cell>
          <table:table-cell office:value-type="string" calcext:value-type="string">
            <text:p>dGf_unit</text:p>
          </table:table-cell>
          <table:table-cell office:value-type="string" calcext:value-type="string">
            <text:p>dGf_status__3</text:p>
          </table:table-cell>
          <table:table-cell office:value-type="string" calcext:value-type="string">
            <text:p>dHf</text:p>
          </table:table-cell>
          <table:table-cell office:value-type="string" calcext:value-type="string">
            <text:p>dHf_error</text:p>
          </table:table-cell>
          <table:table-cell office:value-type="string" calcext:value-type="string">
            <text:p>dHf_unit</text:p>
          </table:table-cell>
          <table:table-cell office:value-type="string" calcext:value-type="string">
            <text:p>dHf_status__3</text:p>
          </table:table-cell>
          <table:table-cell office:value-type="string" calcext:value-type="string">
            <text:p>dSabs</text:p>
          </table:table-cell>
          <table:table-cell office:value-type="string" calcext:value-type="string">
            <text:p>dSabs_error</text:p>
          </table:table-cell>
          <table:table-cell office:value-type="string" calcext:value-type="string">
            <text:p>dSabs_unit</text:p>
          </table:table-cell>
          <table:table-cell office:value-type="string" calcext:value-type="string">
            <text:p>dSabs_status__3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_error</text:p>
          </table:table-cell>
          <table:table-cell office:value-type="string" calcext:value-type="string">
            <text:p>Cp_unit</text:p>
          </table:table-cell>
          <table:table-cell office:value-type="string" calcext:value-type="string">
            <text:p>Cp_status__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_error</text:p>
          </table:table-cell>
          <table:table-cell office:value-type="string" calcext:value-type="string">
            <text:p>V_unit</text:p>
          </table:table-cell>
          <table:table-cell office:value-type="string" calcext:value-type="string">
            <text:p>V_status</text:p>
          </table:table-cell>
          <table:table-cell table:style-name="ce5" office:value-type="string" calcext:value-type="string">
            <text:p>dGf_status</text:p>
          </table:table-cell>
          <table:table-cell table:style-name="ce5" office:value-type="string" calcext:value-type="string">
            <text:p>dHf_status</text:p>
          </table:table-cell>
          <table:table-cell table:style-name="ce5" office:value-type="string" calcext:value-type="string">
            <text:p>dSabs_status</text:p>
          </table:table-cell>
          <table:table-cell table:style-name="ce5" office:value-type="string" calcext:value-type="string">
            <text:p>Cp_status</text:p>
          </table:table-cell>
        </table:table-row>
        <table:table-row table:style-name="ro2">
          <table:table-cell table:number-columns-repeated="2" office:value-type="string" calcext:value-type="string">
            <text:p>Al(OH)4-</text:p>
          </table:table-cell>
          <table:table-cell table:style-name="ce11" office:value-type="float" office:value="-1304988.757072" calcext:value-type="float">
            <text:p>-1304988.7570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CALCULATED</text:p>
          </table:table-cell>
          <table:table-cell office:value-type="float" office:value="-1492320" calcext:value-type="float">
            <text:p>-14923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CALCULATED</text:p>
          </table:table-cell>
          <table:table-cell office:value-type="float" office:value="136.995831" calcext:value-type="float">
            <text:p>136.9958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K*mol)</text:p>
          </table:table-cell>
          <table:table-cell office:value-type="string" calcext:value-type="string">
            <text:p>CALCULATED</text:p>
          </table:table-cell>
          <table:table-cell office:value-type="float" office:value="23.404" calcext:value-type="float">
            <text:p>23.4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K*mol)</text:p>
          </table:table-cell>
          <table:table-cell office:value-type="string" calcext:value-type="string">
            <text:p>CALCULATED</text:p>
          </table:table-cell>
          <table:table-cell table:number-columns-repeated="4" office:value-type="string" calcext:value-type="string">
            <text:p>null</text:p>
          </table:table-cell>
          <table:table-cell table:style-name="ce12" table:number-columns-repeated="4"/>
        </table:table-row>
        <table:table-row table:style-name="ro2">
          <table:table-cell table:number-columns-repeated="2" office:value-type="string" calcext:value-type="string">
            <text:p>Ca+2</text:p>
          </table:table-cell>
          <table:table-cell table:formula="of:=-552.806*1000" office:value-type="float" office:value="-552806" calcext:value-type="float">
            <text:p>-55280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-543" calcext:value-type="float">
            <text:p>-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-56.2" calcext:value-type="float">
            <text:p>-5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/(K*mol)</text:p>
          </table:table-cell>
          <table:table-cell table:style-name="ce12"/>
          <table:table-cell table:number-columns-repeated="3" office:value-type="string" calcext:value-type="string">
            <text:p>null</text:p>
          </table:table-cell>
          <table:table-cell table:style-name="ce12"/>
          <table:table-cell table:number-columns-repeated="4" office:value-type="string" calcext:value-type="string">
            <text:p>null</text:p>
          </table:table-cell>
          <table:table-cell table:number-columns-repeated="4" table:style-name="ce5" office:value-type="string" calcext:value-type="string">
            <text:p>null</text:p>
          </table:table-cell>
        </table:table-row>
        <table:table-row table:style-name="ro2">
          <table:table-cell table:number-columns-repeated="2" office:value-type="string" calcext:value-type="string">
            <text:p>Cl-</text:p>
          </table:table-cell>
          <table:table-cell office:value-type="float" office:value="-131217" calcext:value-type="float">
            <text:p>-131217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-167.08" calcext:value-type="float">
            <text:p>-167.0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56.6" calcext:value-type="float">
            <text:p>56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J/(K*mol)</text:p>
          </table:table-cell>
          <table:table-cell table:style-name="ce12"/>
          <table:table-cell table:number-columns-repeated="3" office:value-type="string" calcext:value-type="string">
            <text:p>null</text:p>
          </table:table-cell>
          <table:table-cell table:style-name="ce12"/>
          <table:table-cell table:number-columns-repeated="4" office:value-type="string" calcext:value-type="string">
            <text:p>null</text:p>
          </table:table-cell>
          <table:table-cell table:number-columns-repeated="4" table:style-name="ce5" office:value-type="string" calcext:value-type="string">
            <text:p>null</text:p>
          </table:table-cell>
        </table:table-row>
        <table:table-row table:style-name="ro2">
          <table:table-cell table:number-columns-repeated="2" office:value-type="string" calcext:value-type="string">
            <text:p>CO3-2</text:p>
          </table:table-cell>
          <table:table-cell office:value-type="float" office:value="-527916.633863" calcext:value-type="float">
            <text:p>-527916.6338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CALCULATED</text:p>
          </table:table-cell>
          <table:table-cell office:value-type="float" office:value="-675314" calcext:value-type="float">
            <text:p>-6753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CALCULATED</text:p>
          </table:table-cell>
          <table:table-cell office:value-type="float" office:value="-49.36913" calcext:value-type="float">
            <text:p>-49.369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K*mol)</text:p>
          </table:table-cell>
          <table:table-cell office:value-type="string" calcext:value-type="string">
            <text:p>CALCULATED</text:p>
          </table:table-cell>
          <table:table-cell table:number-columns-repeated="3" office:value-type="string" calcext:value-type="string">
            <text:p>null</text:p>
          </table:table-cell>
          <table:table-cell table:style-name="ce12"/>
          <table:table-cell table:number-columns-repeated="4" office:value-type="string" calcext:value-type="string">
            <text:p>null</text:p>
          </table:table-cell>
          <table:table-cell table:style-name="ce12" table:number-columns-repeated="3"/>
          <table:table-cell table:style-name="ce5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Fe(OH)4-</text:p>
          </table:table-cell>
          <table:table-cell office:value-type="string" calcext:value-type="string">
            <text:p>Fe|+3|(OH)4-</text:p>
          </table:table-cell>
          <table:table-cell office:value-type="float" office:value="-841496.292132" calcext:value-type="float">
            <text:p>-841496.292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CALCULATED</text:p>
          </table:table-cell>
          <table:table-cell office:value-type="float" office:value="-1046580" calcext:value-type="float">
            <text:p>-10465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CALCULATED</text:p>
          </table:table-cell>
          <table:table-cell office:value-type="float" office:value="76.24049" calcext:value-type="float">
            <text:p>76.240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K*mol)</text:p>
          </table:table-cell>
          <table:table-cell office:value-type="string" calcext:value-type="string">
            <text:p>CALCULATED</text:p>
          </table:table-cell>
          <table:table-cell office:value-type="float" office:value="193.404" calcext:value-type="float">
            <text:p>193.4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K*mol)</text:p>
          </table:table-cell>
          <table:table-cell office:value-type="string" calcext:value-type="string">
            <text:p>CALCULATED</text:p>
          </table:table-cell>
          <table:table-cell table:number-columns-repeated="4" office:value-type="string" calcext:value-type="string">
            <text:p>null</text:p>
          </table:table-cell>
          <table:table-cell table:style-name="ce12" table:number-columns-repeated="4"/>
        </table:table-row>
        <table:table-row table:style-name="ro2">
          <table:table-cell table:number-columns-repeated="2" office:value-type="string" calcext:value-type="string">
            <text:p>H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K*mol)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K*mol)</text:p>
          </table:table-cell>
          <table:table-cell table:style-name="ce12"/>
          <table:table-cell table:number-columns-repeated="4" office:value-type="string" calcext:value-type="string">
            <text:p>null</text:p>
          </table:table-cell>
          <table:table-cell table:number-columns-repeated="4" table:style-name="ce5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H2O(l)</text:p>
          </table:table-cell>
          <table:table-cell office:value-type="string" calcext:value-type="string">
            <text:p>H2O@</text:p>
          </table:table-cell>
          <table:table-cell office:value-type="float" office:value="-237140" calcext:value-type="float">
            <text:p>-237140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-285.83" calcext:value-type="float">
            <text:p>-285.8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69.95" calcext:value-type="float">
            <text:p>69.9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J/(K*mol)</text:p>
          </table:table-cell>
          <table:table-cell table:style-name="ce12"/>
          <table:table-cell office:value-type="float" office:value="75.351" calcext:value-type="float">
            <text:p>75.351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J/(K*mol)</text:p>
          </table:table-cell>
          <table:table-cell table:style-name="ce12"/>
          <table:table-cell table:number-columns-repeated="4" office:value-type="string" calcext:value-type="string">
            <text:p>null</text:p>
          </table:table-cell>
          <table:table-cell table:number-columns-repeated="4" table:style-name="ce5" office:value-type="string" calcext:value-type="string">
            <text:p>null</text:p>
          </table:table-cell>
        </table:table-row>
        <table:table-row table:style-name="ro2">
          <table:table-cell table:number-columns-repeated="2" office:value-type="string" calcext:value-type="string">
            <text:p>K+</text:p>
          </table:table-cell>
          <table:table-cell office:value-type="float" office:value="-282510" calcext:value-type="float">
            <text:p>-282510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-252.14" calcext:value-type="float">
            <text:p>-252.1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101.2" calcext:value-type="float">
            <text:p>10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J/(K*mol)</text:p>
          </table:table-cell>
          <table:table-cell table:style-name="ce12"/>
          <table:table-cell table:number-columns-repeated="3" office:value-type="string" calcext:value-type="string">
            <text:p>null</text:p>
          </table:table-cell>
          <table:table-cell table:style-name="ce12"/>
          <table:table-cell table:number-columns-repeated="4" office:value-type="string" calcext:value-type="string">
            <text:p>null</text:p>
          </table:table-cell>
          <table:table-cell table:number-columns-repeated="4" table:style-name="ce5" office:value-type="string" calcext:value-type="string">
            <text:p>null</text:p>
          </table:table-cell>
        </table:table-row>
        <table:table-row table:style-name="ro2">
          <table:table-cell table:number-columns-repeated="2" office:value-type="string" calcext:value-type="string">
            <text:p>Mg+2</text:p>
          </table:table-cell>
          <table:table-cell office:value-type="float" office:value="-455375" calcext:value-type="float">
            <text:p>-455375</text:p>
          </table:table-cell>
          <table:table-cell office:value-type="float" office:value="1.335" calcext:value-type="float">
            <text:p>1.335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-467" calcext:value-type="float">
            <text:p>-46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-137" calcext:value-type="float">
            <text:p>-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/(K*mol)</text:p>
          </table:table-cell>
          <table:table-cell table:style-name="ce12"/>
          <table:table-cell table:number-columns-repeated="3" office:value-type="string" calcext:value-type="string">
            <text:p>null</text:p>
          </table:table-cell>
          <table:table-cell table:style-name="ce12"/>
          <table:table-cell table:number-columns-repeated="4" office:value-type="string" calcext:value-type="string">
            <text:p>null</text:p>
          </table:table-cell>
          <table:table-cell table:number-columns-repeated="4" table:style-name="ce5" office:value-type="string" calcext:value-type="string">
            <text:p>null</text:p>
          </table:table-cell>
        </table:table-row>
        <table:table-row table:style-name="ro2">
          <table:table-cell table:number-columns-repeated="2" office:value-type="string" calcext:value-type="string">
            <text:p>Na+</text:p>
          </table:table-cell>
          <table:table-cell office:value-type="float" office:value="-261953" calcext:value-type="float">
            <text:p>-261953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-240.34" calcext:value-type="float">
            <text:p>-240.3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58.45" calcext:value-type="float">
            <text:p>58.4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J/(K*mol)</text:p>
          </table:table-cell>
          <table:table-cell table:style-name="ce12"/>
          <table:table-cell table:number-columns-repeated="3" office:value-type="string" calcext:value-type="string">
            <text:p>null</text:p>
          </table:table-cell>
          <table:table-cell table:style-name="ce12"/>
          <table:table-cell table:number-columns-repeated="4" office:value-type="string" calcext:value-type="string">
            <text:p>null</text:p>
          </table:table-cell>
          <table:table-cell table:number-columns-repeated="4" table:style-name="ce5" office:value-type="string" calcext:value-type="string">
            <text:p>null</text:p>
          </table:table-cell>
        </table:table-row>
        <table:table-row table:style-name="ro2">
          <table:table-cell table:number-columns-repeated="2" office:value-type="string" calcext:value-type="string">
            <text:p>NO3-</text:p>
          </table:table-cell>
          <table:table-cell office:value-type="float" office:value="-110794" calcext:value-type="float">
            <text:p>-110794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-206.85" calcext:value-type="float">
            <text:p>-206.8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146.7" calcext:value-type="float">
            <text:p>146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J/(K*mol)</text:p>
          </table:table-cell>
          <table:table-cell table:style-name="ce12"/>
          <table:table-cell table:number-columns-repeated="3" office:value-type="string" calcext:value-type="string">
            <text:p>null</text:p>
          </table:table-cell>
          <table:table-cell table:style-name="ce12"/>
          <table:table-cell table:number-columns-repeated="4" office:value-type="string" calcext:value-type="string">
            <text:p>null</text:p>
          </table:table-cell>
          <table:table-cell table:number-columns-repeated="4" table:style-name="ce5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O2(g)</text:p>
          </table:table-cell>
          <table:table-cell office:value-type="string" calcext:value-type="string">
            <text:p>O|0|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CALCUL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CALCULATED</text:p>
          </table:table-cell>
          <table:table-cell office:value-type="float" office:value="205.153409" calcext:value-type="float">
            <text:p>205.1534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K*mol)</text:p>
          </table:table-cell>
          <table:table-cell office:value-type="string" calcext:value-type="string">
            <text:p>CALCULATED</text:p>
          </table:table-cell>
          <table:table-cell office:value-type="float" office:value="29.374" calcext:value-type="float">
            <text:p>29.3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K*mol)</text:p>
          </table:table-cell>
          <table:table-cell office:value-type="string" calcext:value-type="string">
            <text:p>CALCULATED</text:p>
          </table:table-cell>
          <table:table-cell table:number-columns-repeated="4" office:value-type="string" calcext:value-type="string">
            <text:p>null</text:p>
          </table:table-cell>
          <table:table-cell table:style-name="ce12" table:number-columns-repeated="4"/>
        </table:table-row>
        <table:table-row table:style-name="ro2">
          <table:table-cell table:number-columns-repeated="2" office:value-type="string" calcext:value-type="string">
            <text:p>PO4-3</text:p>
          </table:table-cell>
          <table:table-cell table:style-name="ce11" office:value-type="float" office:value="-1025490.680918" calcext:value-type="float">
            <text:p>-1025490.6809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CALCULATED</text:p>
          </table:table-cell>
          <table:table-cell office:value-type="float" office:value="-1284400" calcext:value-type="float">
            <text:p>-12844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CALCULATED</text:p>
          </table:table-cell>
          <table:table-cell office:value-type="float" office:value="-220.970465" calcext:value-type="float">
            <text:p>-220.9704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K*mol)</text:p>
          </table:table-cell>
          <table:table-cell office:value-type="string" calcext:value-type="string">
            <text:p>CALCULATED</text:p>
          </table:table-cell>
          <table:table-cell table:number-columns-repeated="3" office:value-type="string" calcext:value-type="string">
            <text:p>null</text:p>
          </table:table-cell>
          <table:table-cell table:style-name="ce12"/>
          <table:table-cell table:number-columns-repeated="4" office:value-type="string" calcext:value-type="string">
            <text:p>null</text:p>
          </table:table-cell>
          <table:table-cell table:style-name="ce12" table:number-columns-repeated="3"/>
          <table:table-cell table:style-name="ce5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Si(OH)4(aq)</text:p>
          </table:table-cell>
          <table:table-cell office:value-type="string" calcext:value-type="string">
            <text:p>Si(OH)4@</text:p>
          </table:table-cell>
          <table:table-cell office:value-type="float" office:value="-1309183" calcext:value-type="float">
            <text:p>-1309183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-1461.723" calcext:value-type="float">
            <text:p>-1461.723</text:p>
          </table:table-cell>
          <table:table-cell office:value-type="float" office:value="1.082" calcext:value-type="float">
            <text:p>1.082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178.851" calcext:value-type="float">
            <text:p>178.851</text:p>
          </table:table-cell>
          <table:table-cell office:value-type="float" office:value="2.178" calcext:value-type="float">
            <text:p>2.178</text:p>
          </table:table-cell>
          <table:table-cell office:value-type="string" calcext:value-type="string">
            <text:p>J/(K*mol)</text:p>
          </table:table-cell>
          <table:table-cell table:style-name="ce12"/>
          <table:table-cell office:value-type="float" office:value="237.37" calcext:value-type="float">
            <text:p>237.37</text:p>
          </table:table-cell>
          <table:table-cell office:value-type="float" office:value="2.024" calcext:value-type="float">
            <text:p>2.024</text:p>
          </table:table-cell>
          <table:table-cell office:value-type="string" calcext:value-type="string">
            <text:p>J/(K*mol)</text:p>
          </table:table-cell>
          <table:table-cell table:style-name="ce12"/>
          <table:table-cell table:number-columns-repeated="4" office:value-type="string" calcext:value-type="string">
            <text:p>null</text:p>
          </table:table-cell>
          <table:table-cell table:number-columns-repeated="4" table:style-name="ce5" office:value-type="string" calcext:value-type="string">
            <text:p>null</text:p>
          </table:table-cell>
        </table:table-row>
        <table:table-row table:style-name="ro2">
          <table:table-cell table:number-columns-repeated="2" office:value-type="string" calcext:value-type="string">
            <text:p>SO4-2</text:p>
          </table:table-cell>
          <table:table-cell office:value-type="float" office:value="-744004" calcext:value-type="float">
            <text:p>-744004</text:p>
          </table:table-cell>
          <table:table-cell office:value-type="float" office:value="0.418" calcext:value-type="float">
            <text:p>0.418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-909.34" calcext:value-type="float">
            <text:p>-909.3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18.5" calcext:value-type="float">
            <text:p>18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J/(K*mol)</text:p>
          </table:table-cell>
          <table:table-cell table:style-name="ce12"/>
          <table:table-cell table:number-columns-repeated="3" office:value-type="string" calcext:value-type="string">
            <text:p>null</text:p>
          </table:table-cell>
          <table:table-cell table:style-name="ce12"/>
          <table:table-cell table:number-columns-repeated="4" office:value-type="string" calcext:value-type="string">
            <text:p>null</text:p>
          </table:table-cell>
          <table:table-cell table:number-columns-repeated="4" table:style-name="ce5" office:value-type="string" calcext:value-type="string">
            <text:p>null</text:p>
          </table:table-cell>
        </table:table-row>
        <table:table-row table:style-name="ro2">
          <table:table-cell table:number-columns-repeated="2" office:value-type="string" calcext:value-type="string">
            <text:p>Sr+2</text:p>
          </table:table-cell>
          <table:table-cell office:value-type="float" office:value="-563864" calcext:value-type="float">
            <text:p>-563864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-550.9" calcext:value-type="float">
            <text:p>-550.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J/mol</text:p>
          </table:table-cell>
          <table:table-cell table:style-name="ce12"/>
          <table:table-cell office:value-type="float" office:value="-31.5" calcext:value-type="float">
            <text:p>-3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/(K*mol)</text:p>
          </table:table-cell>
          <table:table-cell table:style-name="ce12"/>
          <table:table-cell table:number-columns-repeated="3" office:value-type="string" calcext:value-type="string">
            <text:p>null</text:p>
          </table:table-cell>
          <table:table-cell table:style-name="ce12"/>
          <table:table-cell table:number-columns-repeated="4" office:value-type="string" calcext:value-type="string">
            <text:p>null</text:p>
          </table:table-cell>
          <table:table-cell table:number-columns-repeated="4" table:style-name="ce5" office:value-type="string" calcext:value-type="string">
            <text:p>null</text:p>
          </table:table-cell>
        </table:table-row>
        <table:table-row table:style-name="ro1">
          <table:table-cell table:style-name="Default" table:number-columns-repeated="22"/>
          <table:table-cell table:number-columns-repeated="4"/>
        </table:table-row>
        <table:table-row table:style-name="ro2">
          <table:table-cell office:value-type="string" calcext:value-type="string">
            <text:p>extracted from PSI2014 using arangodb aql</text:p>
          </table:table-cell>
          <table:table-cell table:style-name="Default" table:number-columns-repeated="21"/>
          <table:table-cell table:number-columns-repeated="4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dGf</text:p>
          </table:table-cell>
          <table:table-cell office:value-type="string" calcext:value-type="string">
            <text:p>dGf_error</text:p>
          </table:table-cell>
          <table:table-cell office:value-type="string" calcext:value-type="string">
            <text:p>dGf_unit</text:p>
          </table:table-cell>
          <table:table-cell office:value-type="string" calcext:value-type="string">
            <text:p>dGf_status</text:p>
          </table:table-cell>
          <table:table-cell office:value-type="string" calcext:value-type="string">
            <text:p>dHf</text:p>
          </table:table-cell>
          <table:table-cell office:value-type="string" calcext:value-type="string">
            <text:p>dHf_error</text:p>
          </table:table-cell>
          <table:table-cell office:value-type="string" calcext:value-type="string">
            <text:p>dHf_unit</text:p>
          </table:table-cell>
          <table:table-cell office:value-type="string" calcext:value-type="string">
            <text:p>dHf_status</text:p>
          </table:table-cell>
          <table:table-cell office:value-type="string" calcext:value-type="string">
            <text:p>dSabs</text:p>
          </table:table-cell>
          <table:table-cell office:value-type="string" calcext:value-type="string">
            <text:p>dSabs_error</text:p>
          </table:table-cell>
          <table:table-cell office:value-type="string" calcext:value-type="string">
            <text:p>dSabs_unit</text:p>
          </table:table-cell>
          <table:table-cell office:value-type="string" calcext:value-type="string">
            <text:p>dSabs_status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_error</text:p>
          </table:table-cell>
          <table:table-cell office:value-type="string" calcext:value-type="string">
            <text:p>Cp_unit</text:p>
          </table:table-cell>
          <table:table-cell office:value-type="string" calcext:value-type="string">
            <text:p>Cp_stat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_error</text:p>
          </table:table-cell>
          <table:table-cell office:value-type="string" calcext:value-type="string">
            <text:p>V_unit</text:p>
          </table:table-cell>
          <table:table-cell office:value-type="string" calcext:value-type="string">
            <text:p>V_status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AlO2-</text:p>
          </table:table-cell>
          <table:table-cell table:style-name="ce11" office:value-type="float" office:value="-827479" calcext:value-type="float">
            <text:p>-8274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925571" calcext:value-type="float">
            <text:p>-9255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30.208999633789" calcext:value-type="float">
            <text:p>-30.2089996337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49.041923522949" calcext:value-type="float">
            <text:p>-49.041923522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0.94673526287079" calcext:value-type="float">
            <text:p>0.94673526287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b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Ca+2</text:p>
          </table:table-cell>
          <table:table-cell office:value-type="float" office:value="-552790" calcext:value-type="float">
            <text:p>-5527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543069" calcext:value-type="float">
            <text:p>-5430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56.484001159668" calcext:value-type="float">
            <text:p>-56.4840011596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30.922515869141" calcext:value-type="float">
            <text:p>-30.922515869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1.8438742160797" calcext:value-type="float">
            <text:p>-1.8438742160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b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Cl-</text:p>
          </table:table-cell>
          <table:table-cell office:value-type="float" office:value="-131290" calcext:value-type="float">
            <text:p>-1312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167111" calcext:value-type="float">
            <text:p>-167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56.735038757324" calcext:value-type="float">
            <text:p>56.7350387573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122.49036407471" calcext:value-type="float">
            <text:p>-122.49036407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1.7340893745422" calcext:value-type="float">
            <text:p>1.7340893745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b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CO3-2</text:p>
          </table:table-cell>
          <table:table-cell office:value-type="float" office:value="-527982" calcext:value-type="float">
            <text:p>-5279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675311" calcext:value-type="float">
            <text:p>-6753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49.999000549316" calcext:value-type="float">
            <text:p>-49.999000549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289.3330078125" calcext:value-type="float">
            <text:p>-289.333007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0.60577243566513" calcext:value-type="float">
            <text:p>-0.60577243566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b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O2-</text:p>
          </table:table-cell>
          <table:table-cell office:value-type="string" calcext:value-type="string">
            <text:p>Fe|3|O2-</text:p>
          </table:table-cell>
          <table:table-cell office:value-type="float" office:value="-368258" calcext:value-type="float">
            <text:p>-3682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443815" calcext:value-type="float">
            <text:p>-4438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44.350399017334" calcext:value-type="float">
            <text:p>44.3503990173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234.92835998535" calcext:value-type="float">
            <text:p>-234.92835998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0.04515528306365" calcext:value-type="float">
            <text:p>0.04515528306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b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H+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H2O@</text:p>
          </table:table-cell>
          <table:table-cell office:value-type="float" office:value="-237183" calcext:value-type="float">
            <text:p>-2371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285881" calcext:value-type="float">
            <text:p>-2858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69.922996520996" calcext:value-type="float">
            <text:p>69.922996520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75.360527038574" calcext:value-type="float">
            <text:p>75.360527038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1.8068397045136" calcext:value-type="float">
            <text:p>1.8068397045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b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K+</text:p>
          </table:table-cell>
          <table:table-cell office:value-type="float" office:value="-282462" calcext:value-type="float">
            <text:p>-2824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252139" calcext:value-type="float">
            <text:p>-2521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101.04360198975" calcext:value-type="float">
            <text:p>101.043601989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8.388801574707" calcext:value-type="float">
            <text:p>8.388801574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0.90092295408249" calcext:value-type="float">
            <text:p>0.90092295408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b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Mg+2</text:p>
          </table:table-cell>
          <table:table-cell office:value-type="float" office:value="-453985" calcext:value-type="float">
            <text:p>-4539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465929" calcext:value-type="float">
            <text:p>-4659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138.07200622559" calcext:value-type="float">
            <text:p>-138.072006225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21.662090301514" calcext:value-type="float">
            <text:p>-21.662090301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2.2013740539551" calcext:value-type="float">
            <text:p>-2.2013740539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b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Na+</text:p>
          </table:table-cell>
          <table:table-cell office:value-type="float" office:value="-261881" calcext:value-type="float">
            <text:p>-2618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240280" calcext:value-type="float">
            <text:p>-2402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58.409000396729" calcext:value-type="float">
            <text:p>58.4090003967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38.118228912354" calcext:value-type="float">
            <text:p>38.118228912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0.12079634517431" calcext:value-type="float">
            <text:p>-0.12079634517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b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NO3-</text:p>
          </table:table-cell>
          <table:table-cell office:value-type="float" office:value="-110905" calcext:value-type="float">
            <text:p>-1109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206889" calcext:value-type="float">
            <text:p>-2068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146.94200134277" calcext:value-type="float">
            <text:p>146.942001342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66.802398681641" calcext:value-type="float">
            <text:p>-66.802398681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2.8664808273315" calcext:value-type="float">
            <text:p>2.8664808273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b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2</text:p>
          </table:table-cell>
          <table:table-cell office:value-type="string" calcext:value-type="string">
            <text:p>O|0|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205.1369934082" calcext:value-type="float">
            <text:p>205.1369934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29.322154998779" calcext:value-type="float">
            <text:p>29.322154998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2478.9711914062" calcext:value-type="float">
            <text:p>2478.9711914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b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PO4-3</text:p>
          </table:table-cell>
          <table:table-cell table:style-name="ce11" office:value-type="float" office:value="-1018646" calcext:value-type="float">
            <text:p>-10186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1277788" calcext:value-type="float">
            <text:p>-12777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221.75199890137" calcext:value-type="float">
            <text:p>-221.751998901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518.91687011719" calcext:value-type="float">
            <text:p>-518.91687011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3.2317130565643" calcext:value-type="float">
            <text:p>-3.2317130565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b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SiO2@</text:p>
          </table:table-cell>
          <table:table-cell office:value-type="float" office:value="-833411" calcext:value-type="float">
            <text:p>-8334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877731" calcext:value-type="float">
            <text:p>-877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75.311996459961" calcext:value-type="float">
            <text:p>75.3119964599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318.48400878906" calcext:value-type="float">
            <text:p>-318.48400878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1.606330037117" calcext:value-type="float">
            <text:p>1.606330037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b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4-2</text:p>
          </table:table-cell>
          <table:table-cell office:value-type="string" calcext:value-type="string">
            <text:p>S|6|O4-2</text:p>
          </table:table-cell>
          <table:table-cell office:value-type="float" office:value="-744459" calcext:value-type="float">
            <text:p>-7444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909697" calcext:value-type="float">
            <text:p>-9096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18.82799911499" calcext:value-type="float">
            <text:p>18.827999114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266.09072875977" calcext:value-type="float">
            <text:p>-266.09072875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1.2917655706406" calcext:value-type="float">
            <text:p>1.2917655706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b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Sr+2</text:p>
          </table:table-cell>
          <table:table-cell office:value-type="float" office:value="-563836" calcext:value-type="float">
            <text:p>-5638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550874" calcext:value-type="float">
            <text:p>-5508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mol</text:p>
          </table:table-cell>
          <table:table-cell office:value-type="string" calcext:value-type="string">
            <text:p>null</text:p>
          </table:table-cell>
          <table:table-cell office:value-type="float" office:value="-31.506000518799" calcext:value-type="float">
            <text:p>-31.5060005187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41.561626434326" calcext:value-type="float">
            <text:p>-41.561626434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(mol*K)</text:p>
          </table:table-cell>
          <table:table-cell office:value-type="string" calcext:value-type="string">
            <text:p>null</text:p>
          </table:table-cell>
          <table:table-cell office:value-type="float" office:value="-1.7757955789566" calcext:value-type="float">
            <text:p>-1.7757955789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bar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Delta(20-14)</text:p>
          </table:table-cell>
          <table:table-cell table:style-name="Default" office:value-type="string" calcext:value-type="string">
            <text:p>neg more stable</text:p>
          </table:table-cell>
          <table:table-cell table:style-name="Default" table:number-columns-repeated="19"/>
          <table:table-cell table:number-columns-repeated="4"/>
        </table:table-row>
        <table:table-row table:style-name="ro2">
          <table:table-cell office:value-type="string" calcext:value-type="string">
            <text:p>AlO2-</text:p>
          </table:table-cell>
          <table:table-cell table:style-name="ce10" table:formula="of:=[.C3]-([.C22]+2*[.C28])" office:value-type="float" office:value="-3143.75707200007" calcext:value-type="float">
            <text:p>-3144</text:p>
          </table:table-cell>
          <table:table-cell table:style-name="Default" table:number-columns-repeated="20"/>
          <table:table-cell table:number-columns-repeated="4"/>
        </table:table-row>
        <table:table-row table:style-name="ro2">
          <table:table-cell office:value-type="string" calcext:value-type="string">
            <text:p>Ca+2</text:p>
          </table:table-cell>
          <table:table-cell table:style-name="ce10" table:formula="of:=[.C4]-[.C23]" office:value-type="float" office:value="-16" calcext:value-type="float">
            <text:p>-16</text:p>
          </table:table-cell>
          <table:table-cell table:style-name="Default" table:number-columns-repeated="20"/>
          <table:table-cell table:number-columns-repeated="4"/>
        </table:table-row>
        <table:table-row table:style-name="ro2">
          <table:table-cell office:value-type="string" calcext:value-type="string">
            <text:p>Cl-</text:p>
          </table:table-cell>
          <table:table-cell table:style-name="ce10" table:formula="of:=[.C5]-[.C24]" office:value-type="float" office:value="73" calcext:value-type="float">
            <text:p>73</text:p>
          </table:table-cell>
          <table:table-cell table:style-name="Default" table:number-columns-repeated="20"/>
          <table:table-cell table:number-columns-repeated="4"/>
        </table:table-row>
        <table:table-row table:style-name="ro2">
          <table:table-cell office:value-type="string" calcext:value-type="string">
            <text:p>CO3-2</text:p>
          </table:table-cell>
          <table:table-cell table:style-name="ce10" table:formula="of:=[.C6]-[.C25]" office:value-type="float" office:value="65.3661370000336" calcext:value-type="float">
            <text:p>65</text:p>
          </table:table-cell>
          <table:table-cell table:style-name="Default" table:number-columns-repeated="20"/>
          <table:table-cell table:number-columns-repeated="4"/>
        </table:table-row>
        <table:table-row table:style-name="ro2">
          <table:table-cell office:value-type="string" calcext:value-type="string">
            <text:p>FeO2-</text:p>
          </table:table-cell>
          <table:table-cell table:style-name="ce10" table:formula="of:=[.C7]-([.C26]+2*[.C28])" office:value-type="float" office:value="1127.70786800003" calcext:value-type="float">
            <text:p>1128</text:p>
          </table:table-cell>
          <table:table-cell table:style-name="Default" table:number-columns-repeated="20"/>
          <table:table-cell table:number-columns-repeated="4"/>
        </table:table-row>
        <table:table-row table:style-name="ro2">
          <table:table-cell office:value-type="string" calcext:value-type="string">
            <text:p>H+</text:p>
          </table:table-cell>
          <table:table-cell table:style-name="ce10" table:formula="of:=[.C8]-[.C27]" office:value-type="float" office:value="0" calcext:value-type="float">
            <text:p>0</text:p>
          </table:table-cell>
          <table:table-cell table:style-name="Default" table:number-columns-repeated="20"/>
          <table:table-cell table:number-columns-repeated="4"/>
        </table:table-row>
        <table:table-row table:style-name="ro2">
          <table:table-cell office:value-type="string" calcext:value-type="string">
            <text:p>H2O@</text:p>
          </table:table-cell>
          <table:table-cell table:style-name="ce10" table:formula="of:=[.C9]-[.C28]" office:value-type="float" office:value="43" calcext:value-type="float">
            <text:p>43</text:p>
          </table:table-cell>
          <table:table-cell table:style-name="Default" table:number-columns-repeated="20"/>
          <table:table-cell table:number-columns-repeated="4"/>
        </table:table-row>
        <table:table-row table:style-name="ro2">
          <table:table-cell office:value-type="string" calcext:value-type="string">
            <text:p>K+</text:p>
          </table:table-cell>
          <table:table-cell table:style-name="ce10" table:formula="of:=[.C10]-[.C29]" office:value-type="float" office:value="-48" calcext:value-type="float">
            <text:p>-48</text:p>
          </table:table-cell>
          <table:table-cell table:style-name="Default" table:number-columns-repeated="20"/>
          <table:table-cell table:number-columns-repeated="4"/>
        </table:table-row>
        <table:table-row table:style-name="ro2">
          <table:table-cell office:value-type="string" calcext:value-type="string">
            <text:p>Mg+2</text:p>
          </table:table-cell>
          <table:table-cell table:style-name="ce10" table:formula="of:=[.C11]-[.C30]" office:value-type="float" office:value="-1390" calcext:value-type="float">
            <text:p>-1390</text:p>
          </table:table-cell>
          <table:table-cell table:style-name="Default" table:number-columns-repeated="20"/>
          <table:table-cell table:number-columns-repeated="4"/>
        </table:table-row>
        <table:table-row table:style-name="ro2">
          <table:table-cell office:value-type="string" calcext:value-type="string">
            <text:p>Na+</text:p>
          </table:table-cell>
          <table:table-cell table:style-name="ce10" table:formula="of:=[.C12]-[.C31]" office:value-type="float" office:value="-72" calcext:value-type="float">
            <text:p>-72</text:p>
          </table:table-cell>
          <table:table-cell table:style-name="Default" table:number-columns-repeated="20"/>
          <table:table-cell table:number-columns-repeated="4"/>
        </table:table-row>
        <table:table-row table:style-name="ro2">
          <table:table-cell office:value-type="string" calcext:value-type="string">
            <text:p>NO3-</text:p>
          </table:table-cell>
          <table:table-cell table:style-name="ce10" table:formula="of:=[.C13]-[.C32]" office:value-type="float" office:value="111" calcext:value-type="float">
            <text:p>111</text:p>
          </table:table-cell>
          <table:table-cell table:style-name="Default" table:number-columns-repeated="20"/>
          <table:table-cell table:number-columns-repeated="4"/>
        </table:table-row>
        <table:table-row table:style-name="ro2">
          <table:table-cell office:value-type="string" calcext:value-type="string">
            <text:p>O2</text:p>
          </table:table-cell>
          <table:table-cell table:style-name="ce10" table:formula="of:=[.C14]-[.C33]" office:value-type="float" office:value="0" calcext:value-type="float">
            <text:p>0</text:p>
          </table:table-cell>
          <table:table-cell table:style-name="Default" table:number-columns-repeated="20"/>
          <table:table-cell table:number-columns-repeated="4"/>
        </table:table-row>
        <table:table-row table:style-name="ro2">
          <table:table-cell office:value-type="string" calcext:value-type="string">
            <text:p>PO4-3</text:p>
          </table:table-cell>
          <table:table-cell table:style-name="ce10" table:formula="of:=[.C15]-[.C34]" office:value-type="float" office:value="-6844.68091800006" calcext:value-type="float">
            <text:p>-6845</text:p>
          </table:table-cell>
          <table:table-cell table:style-name="Default" table:number-columns-repeated="20"/>
          <table:table-cell table:number-columns-repeated="4"/>
        </table:table-row>
        <table:table-row table:style-name="ro2">
          <table:table-cell office:value-type="string" calcext:value-type="string">
            <text:p>SiO2@</text:p>
          </table:table-cell>
          <table:table-cell table:style-name="ce10" table:formula="of:=[.C16]-([.C35]+2*[.C28])" office:value-type="float" office:value="-1406" calcext:value-type="float">
            <text:p>-1406</text:p>
          </table:table-cell>
          <table:table-cell table:style-name="Default" table:number-columns-repeated="20"/>
          <table:table-cell table:number-columns-repeated="4"/>
        </table:table-row>
        <table:table-row table:style-name="ro2">
          <table:table-cell office:value-type="string" calcext:value-type="string">
            <text:p>SO4-2</text:p>
          </table:table-cell>
          <table:table-cell table:style-name="ce10" table:formula="of:=[.C17]-[.C36]" office:value-type="float" office:value="455" calcext:value-type="float">
            <text:p>455</text:p>
          </table:table-cell>
          <table:table-cell table:style-name="Default" table:number-columns-repeated="20"/>
          <table:table-cell table:number-columns-repeated="4"/>
        </table:table-row>
        <table:table-row table:style-name="ro2">
          <table:table-cell office:value-type="string" calcext:value-type="string">
            <text:p>Sr+2</text:p>
          </table:table-cell>
          <table:table-cell table:style-name="ce10" table:formula="of:=[.C18]-[.C37]" office:value-type="float" office:value="-28" calcext:value-type="float">
            <text:p>-28</text:p>
          </table:table-cell>
          <table:table-cell table:style-name="Default" table:number-columns-repeated="20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11:41:26.363895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5T10:41:24.605947378</meta:creation-date>
    <meta:editing-duration>PT10H42M25S</meta:editing-duration>
    <meta:editing-cycles>11</meta:editing-cycles>
    <meta:generator>LibreOffice/6.0.7.3$Linux_X86_64 LibreOffice_project/00m0$Build-3</meta:generator>
    <dc:date>2021-07-05T18:41:33.174827547</dc:date>
    <meta:document-statistic meta:table-count="3" meta:cell-count="1106" meta:object-count="0"/>
  </office:meta>
</office:document-meta>
</file>